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draw:fill="solid" draw:fill-color="#4472c4" draw:opacity="100%" draw:stroke="solid" svg:stroke-width="0.02778in" svg:stroke-color="#2f528f" svg:stroke-opacity="100%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40" draw:master-page-name="Master1-Layout7-blank-Blank" presentation:presentation-page-layout-name="Master1-PPL7" draw:id="Slide-256">
        <draw:frame draw:id="id73" draw:style-name="a543" draw:name="TextBox 14" svg:x="0.44676in" svg:y="0.24626in" svg:width="5.48104in" svg:height="0.55098in">
          <draw:text-box>
            <text:p text:style-name="a542" text:class-names="" text:cond-style-name=""><text:span text:style-name="a541" text:class-names="">7x9 checkerboard for camera calibration. <text:line-break/>Squares are: 20x20 mm if printed to 1:1 scale on a A4 paper.</text:span></text:p>
          </draw:text-box>
          <svg:title/>
          <svg:desc/>
        </draw:frame>
        <draw:g draw:name="Group 91" draw:id="id74">
          <svg:title/>
          <svg:desc/>
          <draw:custom-shape svg:x="0.50671in" svg:y="1.25617in" svg:width="0.7874in" svg:height="0.7874in" draw:id="id143" draw:style-name="a738" draw:name="Rectangle 15">
            <svg:title/>
            <svg:desc/>
            <text:p text:style-name="a737" text:class-names="" text:cond-style-name=""><text:span text:style-name="a7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1.25375in" svg:width="0.7874in" svg:height="0.7874in" draw:id="id144" draw:style-name="a741" draw:name="Rectangle 23">
            <svg:title/>
            <svg:desc/>
            <text:p text:style-name="a740" text:class-names="" text:cond-style-name=""><text:span text:style-name="a7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1.25617in" svg:width="0.7874in" svg:height="0.7874in" draw:id="id145" draw:style-name="a744" draw:name="Rectangle 24">
            <svg:title/>
            <svg:desc/>
            <text:p text:style-name="a743" text:class-names="" text:cond-style-name=""><text:span text:style-name="a7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1.25375in" svg:width="0.7874in" svg:height="0.7874in" draw:id="id146" draw:style-name="a747" draw:name="Rectangle 25">
            <svg:title/>
            <svg:desc/>
            <text:p text:style-name="a746" text:class-names="" text:cond-style-name=""><text:span text:style-name="a7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1.25375in" svg:width="0.7874in" svg:height="0.7874in" draw:id="id147" draw:style-name="a750" draw:name="Rectangle 26">
            <svg:title/>
            <svg:desc/>
            <text:p text:style-name="a749" text:class-names="" text:cond-style-name=""><text:span text:style-name="a7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1.25375in" svg:width="0.7874in" svg:height="0.7874in" draw:id="id148" draw:style-name="a753" draw:name="Rectangle 27">
            <svg:title/>
            <svg:desc/>
            <text:p text:style-name="a752" text:class-names="" text:cond-style-name=""><text:span text:style-name="a7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1.25375in" svg:width="0.7874in" svg:height="0.7874in" draw:id="id149" draw:style-name="a756" draw:name="Rectangle 28">
            <svg:title/>
            <svg:desc/>
            <text:p text:style-name="a755" text:class-names="" text:cond-style-name=""><text:span text:style-name="a7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1.25375in" svg:width="0.7874in" svg:height="0.7874in" draw:id="id150" draw:style-name="a759" draw:name="Rectangle 29">
            <svg:title/>
            <svg:desc/>
            <text:p text:style-name="a758" text:class-names="" text:cond-style-name=""><text:span text:style-name="a7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2.04115in" svg:width="0.7874in" svg:height="0.7874in" draw:id="id151" draw:style-name="a762" draw:name="Rectangle 15">
            <svg:title/>
            <svg:desc/>
            <text:p text:style-name="a761" text:class-names="" text:cond-style-name=""><text:span text:style-name="a7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2.03872in" svg:width="0.7874in" svg:height="0.7874in" draw:id="id152" draw:style-name="a765" draw:name="Rectangle 23">
            <svg:title/>
            <svg:desc/>
            <text:p text:style-name="a764" text:class-names="" text:cond-style-name=""><text:span text:style-name="a7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2.04115in" svg:width="0.7874in" svg:height="0.7874in" draw:id="id153" draw:style-name="a768" draw:name="Rectangle 24">
            <svg:title/>
            <svg:desc/>
            <text:p text:style-name="a767" text:class-names="" text:cond-style-name=""><text:span text:style-name="a7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2.03873in" svg:width="0.7874in" svg:height="0.7874in" draw:id="id154" draw:style-name="a771" draw:name="Rectangle 25">
            <svg:title/>
            <svg:desc/>
            <text:p text:style-name="a770" text:class-names="" text:cond-style-name=""><text:span text:style-name="a7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2.03873in" svg:width="0.7874in" svg:height="0.7874in" draw:id="id155" draw:style-name="a774" draw:name="Rectangle 26">
            <svg:title/>
            <svg:desc/>
            <text:p text:style-name="a773" text:class-names="" text:cond-style-name=""><text:span text:style-name="a7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2.03873in" svg:width="0.7874in" svg:height="0.7874in" draw:id="id156" draw:style-name="a777" draw:name="Rectangle 27">
            <svg:title/>
            <svg:desc/>
            <text:p text:style-name="a776" text:class-names="" text:cond-style-name=""><text:span text:style-name="a7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2.03873in" svg:width="0.7874in" svg:height="0.7874in" draw:id="id157" draw:style-name="a780" draw:name="Rectangle 28">
            <svg:title/>
            <svg:desc/>
            <text:p text:style-name="a779" text:class-names="" text:cond-style-name=""><text:span text:style-name="a7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0671in" svg:y="2.03873in" svg:width="0.7874in" svg:height="0.7874in" draw:id="id158" draw:style-name="a783" draw:name="Rectangle 29">
            <svg:title/>
            <svg:desc/>
            <text:p text:style-name="a782" text:class-names="" text:cond-style-name=""><text:span text:style-name="a7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92" draw:id="id75">
          <svg:title/>
          <svg:desc/>
          <draw:custom-shape svg:x="0.50671in" svg:y="2.83308in" svg:width="0.7874in" svg:height="0.7874in" draw:id="id127" draw:style-name="a690" draw:name="Rectangle 15">
            <svg:title/>
            <svg:desc/>
            <text:p text:style-name="a689" text:class-names="" text:cond-style-name=""><text:span text:style-name="a6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2.83066in" svg:width="0.7874in" svg:height="0.7874in" draw:id="id128" draw:style-name="a693" draw:name="Rectangle 23">
            <svg:title/>
            <svg:desc/>
            <text:p text:style-name="a692" text:class-names="" text:cond-style-name=""><text:span text:style-name="a6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2.83308in" svg:width="0.7874in" svg:height="0.7874in" draw:id="id129" draw:style-name="a696" draw:name="Rectangle 24">
            <svg:title/>
            <svg:desc/>
            <text:p text:style-name="a695" text:class-names="" text:cond-style-name=""><text:span text:style-name="a6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2.83066in" svg:width="0.7874in" svg:height="0.7874in" draw:id="id130" draw:style-name="a699" draw:name="Rectangle 25">
            <svg:title/>
            <svg:desc/>
            <text:p text:style-name="a698" text:class-names="" text:cond-style-name=""><text:span text:style-name="a6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2.83066in" svg:width="0.7874in" svg:height="0.7874in" draw:id="id131" draw:style-name="a702" draw:name="Rectangle 26">
            <svg:title/>
            <svg:desc/>
            <text:p text:style-name="a701" text:class-names="" text:cond-style-name=""><text:span text:style-name="a7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2.83066in" svg:width="0.7874in" svg:height="0.7874in" draw:id="id132" draw:style-name="a705" draw:name="Rectangle 27">
            <svg:title/>
            <svg:desc/>
            <text:p text:style-name="a704" text:class-names="" text:cond-style-name=""><text:span text:style-name="a7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2.83066in" svg:width="0.7874in" svg:height="0.7874in" draw:id="id133" draw:style-name="a708" draw:name="Rectangle 28">
            <svg:title/>
            <svg:desc/>
            <text:p text:style-name="a707" text:class-names="" text:cond-style-name=""><text:span text:style-name="a7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2.83066in" svg:width="0.7874in" svg:height="0.7874in" draw:id="id134" draw:style-name="a711" draw:name="Rectangle 29">
            <svg:title/>
            <svg:desc/>
            <text:p text:style-name="a710" text:class-names="" text:cond-style-name=""><text:span text:style-name="a7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3.61806in" svg:width="0.7874in" svg:height="0.7874in" draw:id="id135" draw:style-name="a714" draw:name="Rectangle 15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3.61563in" svg:width="0.7874in" svg:height="0.7874in" draw:id="id136" draw:style-name="a717" draw:name="Rectangle 23">
            <svg:title/>
            <svg:desc/>
            <text:p text:style-name="a716" text:class-names="" text:cond-style-name=""><text:span text:style-name="a7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3.61806in" svg:width="0.7874in" svg:height="0.7874in" draw:id="id137" draw:style-name="a720" draw:name="Rectangle 24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3.61564in" svg:width="0.7874in" svg:height="0.7874in" draw:id="id138" draw:style-name="a723" draw:name="Rectangle 25">
            <svg:title/>
            <svg:desc/>
            <text:p text:style-name="a722" text:class-names="" text:cond-style-name=""><text:span text:style-name="a7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3.61564in" svg:width="0.7874in" svg:height="0.7874in" draw:id="id139" draw:style-name="a726" draw:name="Rectangle 26">
            <svg:title/>
            <svg:desc/>
            <text:p text:style-name="a725" text:class-names="" text:cond-style-name=""><text:span text:style-name="a7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3.61564in" svg:width="0.7874in" svg:height="0.7874in" draw:id="id140" draw:style-name="a729" draw:name="Rectangle 27">
            <svg:title/>
            <svg:desc/>
            <text:p text:style-name="a728" text:class-names="" text:cond-style-name=""><text:span text:style-name="a7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3.61564in" svg:width="0.7874in" svg:height="0.7874in" draw:id="id141" draw:style-name="a732" draw:name="Rectangle 28">
            <svg:title/>
            <svg:desc/>
            <text:p text:style-name="a731" text:class-names="" text:cond-style-name=""><text:span text:style-name="a7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0671in" svg:y="3.61564in" svg:width="0.7874in" svg:height="0.7874in" draw:id="id142" draw:style-name="a735" draw:name="Rectangle 29">
            <svg:title/>
            <svg:desc/>
            <text:p text:style-name="a734" text:class-names="" text:cond-style-name=""><text:span text:style-name="a7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09" draw:id="id76">
          <svg:title/>
          <svg:desc/>
          <draw:custom-shape svg:x="0.50671in" svg:y="4.40999in" svg:width="0.7874in" svg:height="0.7874in" draw:id="id111" draw:style-name="a642" draw:name="Rectangle 15">
            <svg:title/>
            <svg:desc/>
            <text:p text:style-name="a641" text:class-names="" text:cond-style-name=""><text:span text:style-name="a6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4.40757in" svg:width="0.7874in" svg:height="0.7874in" draw:id="id112" draw:style-name="a645" draw:name="Rectangle 23">
            <svg:title/>
            <svg:desc/>
            <text:p text:style-name="a644" text:class-names="" text:cond-style-name=""><text:span text:style-name="a6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4.40999in" svg:width="0.7874in" svg:height="0.7874in" draw:id="id113" draw:style-name="a648" draw:name="Rectangle 24">
            <svg:title/>
            <svg:desc/>
            <text:p text:style-name="a647" text:class-names="" text:cond-style-name=""><text:span text:style-name="a6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4.40757in" svg:width="0.7874in" svg:height="0.7874in" draw:id="id114" draw:style-name="a651" draw:name="Rectangle 25">
            <svg:title/>
            <svg:desc/>
            <text:p text:style-name="a650" text:class-names="" text:cond-style-name=""><text:span text:style-name="a6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4.40757in" svg:width="0.7874in" svg:height="0.7874in" draw:id="id115" draw:style-name="a654" draw:name="Rectangle 26">
            <svg:title/>
            <svg:desc/>
            <text:p text:style-name="a653" text:class-names="" text:cond-style-name=""><text:span text:style-name="a6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4.40757in" svg:width="0.7874in" svg:height="0.7874in" draw:id="id116" draw:style-name="a657" draw:name="Rectangle 27">
            <svg:title/>
            <svg:desc/>
            <text:p text:style-name="a656" text:class-names="" text:cond-style-name=""><text:span text:style-name="a6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4.40757in" svg:width="0.7874in" svg:height="0.7874in" draw:id="id117" draw:style-name="a660" draw:name="Rectangle 28">
            <svg:title/>
            <svg:desc/>
            <text:p text:style-name="a659" text:class-names="" text:cond-style-name=""><text:span text:style-name="a6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4.40757in" svg:width="0.7874in" svg:height="0.7874in" draw:id="id118" draw:style-name="a663" draw:name="Rectangle 29">
            <svg:title/>
            <svg:desc/>
            <text:p text:style-name="a662" text:class-names="" text:cond-style-name=""><text:span text:style-name="a6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5.19497in" svg:width="0.7874in" svg:height="0.7874in" draw:id="id119" draw:style-name="a666" draw:name="Rectangle 15">
            <svg:title/>
            <svg:desc/>
            <text:p text:style-name="a665" text:class-names="" text:cond-style-name=""><text:span text:style-name="a6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5.19254in" svg:width="0.7874in" svg:height="0.7874in" draw:id="id120" draw:style-name="a669" draw:name="Rectangle 23">
            <svg:title/>
            <svg:desc/>
            <text:p text:style-name="a668" text:class-names="" text:cond-style-name=""><text:span text:style-name="a6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5.19497in" svg:width="0.7874in" svg:height="0.7874in" draw:id="id121" draw:style-name="a672" draw:name="Rectangle 24">
            <svg:title/>
            <svg:desc/>
            <text:p text:style-name="a671" text:class-names="" text:cond-style-name=""><text:span text:style-name="a6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5.19255in" svg:width="0.7874in" svg:height="0.7874in" draw:id="id122" draw:style-name="a675" draw:name="Rectangle 25">
            <svg:title/>
            <svg:desc/>
            <text:p text:style-name="a674" text:class-names="" text:cond-style-name=""><text:span text:style-name="a6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5.19255in" svg:width="0.7874in" svg:height="0.7874in" draw:id="id123" draw:style-name="a678" draw:name="Rectangle 26">
            <svg:title/>
            <svg:desc/>
            <text:p text:style-name="a677" text:class-names="" text:cond-style-name=""><text:span text:style-name="a6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5.19255in" svg:width="0.7874in" svg:height="0.7874in" draw:id="id124" draw:style-name="a681" draw:name="Rectangle 27">
            <svg:title/>
            <svg:desc/>
            <text:p text:style-name="a680" text:class-names="" text:cond-style-name=""><text:span text:style-name="a6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5.19255in" svg:width="0.7874in" svg:height="0.7874in" draw:id="id125" draw:style-name="a684" draw:name="Rectangle 28">
            <svg:title/>
            <svg:desc/>
            <text:p text:style-name="a683" text:class-names="" text:cond-style-name=""><text:span text:style-name="a6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0671in" svg:y="5.19255in" svg:width="0.7874in" svg:height="0.7874in" draw:id="id126" draw:style-name="a687" draw:name="Rectangle 29">
            <svg:title/>
            <svg:desc/>
            <text:p text:style-name="a686" text:class-names="" text:cond-style-name=""><text:span text:style-name="a6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26" draw:id="id77">
          <svg:title/>
          <svg:desc/>
          <draw:custom-shape svg:x="0.50671in" svg:y="5.9869in" svg:width="0.7874in" svg:height="0.7874in" draw:id="id95" draw:style-name="a594" draw:name="Rectangle 15">
            <svg:title/>
            <svg:desc/>
            <text:p text:style-name="a593" text:class-names="" text:cond-style-name=""><text:span text:style-name="a5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5.98448in" svg:width="0.7874in" svg:height="0.7874in" draw:id="id96" draw:style-name="a597" draw:name="Rectangle 23">
            <svg:title/>
            <svg:desc/>
            <text:p text:style-name="a596" text:class-names="" text:cond-style-name=""><text:span text:style-name="a5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5.9869in" svg:width="0.7874in" svg:height="0.7874in" draw:id="id97" draw:style-name="a600" draw:name="Rectangle 24">
            <svg:title/>
            <svg:desc/>
            <text:p text:style-name="a599" text:class-names="" text:cond-style-name=""><text:span text:style-name="a5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5.98448in" svg:width="0.7874in" svg:height="0.7874in" draw:id="id98" draw:style-name="a603" draw:name="Rectangle 25">
            <svg:title/>
            <svg:desc/>
            <text:p text:style-name="a602" text:class-names="" text:cond-style-name=""><text:span text:style-name="a6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5.98448in" svg:width="0.7874in" svg:height="0.7874in" draw:id="id99" draw:style-name="a606" draw:name="Rectangle 26">
            <svg:title/>
            <svg:desc/>
            <text:p text:style-name="a605" text:class-names="" text:cond-style-name=""><text:span text:style-name="a6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5.98448in" svg:width="0.7874in" svg:height="0.7874in" draw:id="id100" draw:style-name="a609" draw:name="Rectangle 27">
            <svg:title/>
            <svg:desc/>
            <text:p text:style-name="a608" text:class-names="" text:cond-style-name=""><text:span text:style-name="a6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5.98448in" svg:width="0.7874in" svg:height="0.7874in" draw:id="id101" draw:style-name="a612" draw:name="Rectangle 28">
            <svg:title/>
            <svg:desc/>
            <text:p text:style-name="a611" text:class-names="" text:cond-style-name=""><text:span text:style-name="a6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5.98448in" svg:width="0.7874in" svg:height="0.7874in" draw:id="id102" draw:style-name="a615" draw:name="Rectangle 29">
            <svg:title/>
            <svg:desc/>
            <text:p text:style-name="a614" text:class-names="" text:cond-style-name=""><text:span text:style-name="a6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6.77188in" svg:width="0.7874in" svg:height="0.7874in" draw:id="id103" draw:style-name="a618" draw:name="Rectangle 15">
            <svg:title/>
            <svg:desc/>
            <text:p text:style-name="a617" text:class-names="" text:cond-style-name=""><text:span text:style-name="a6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6.76946in" svg:width="0.7874in" svg:height="0.7874in" draw:id="id104" draw:style-name="a621" draw:name="Rectangle 23">
            <svg:title/>
            <svg:desc/>
            <text:p text:style-name="a620" text:class-names="" text:cond-style-name=""><text:span text:style-name="a6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6.77188in" svg:width="0.7874in" svg:height="0.7874in" draw:id="id105" draw:style-name="a624" draw:name="Rectangle 24">
            <svg:title/>
            <svg:desc/>
            <text:p text:style-name="a623" text:class-names="" text:cond-style-name=""><text:span text:style-name="a6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6.76946in" svg:width="0.7874in" svg:height="0.7874in" draw:id="id106" draw:style-name="a627" draw:name="Rectangle 25">
            <svg:title/>
            <svg:desc/>
            <text:p text:style-name="a626" text:class-names="" text:cond-style-name=""><text:span text:style-name="a6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6.76946in" svg:width="0.7874in" svg:height="0.7874in" draw:id="id107" draw:style-name="a630" draw:name="Rectangle 26">
            <svg:title/>
            <svg:desc/>
            <text:p text:style-name="a629" text:class-names="" text:cond-style-name=""><text:span text:style-name="a6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6.76946in" svg:width="0.7874in" svg:height="0.7874in" draw:id="id108" draw:style-name="a633" draw:name="Rectangle 27">
            <svg:title/>
            <svg:desc/>
            <text:p text:style-name="a632" text:class-names="" text:cond-style-name=""><text:span text:style-name="a6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6.76946in" svg:width="0.7874in" svg:height="0.7874in" draw:id="id109" draw:style-name="a636" draw:name="Rectangle 28">
            <svg:title/>
            <svg:desc/>
            <text:p text:style-name="a635" text:class-names="" text:cond-style-name=""><text:span text:style-name="a6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0671in" svg:y="6.76946in" svg:width="0.7874in" svg:height="0.7874in" draw:id="id110" draw:style-name="a639" draw:name="Rectangle 29">
            <svg:title/>
            <svg:desc/>
            <text:p text:style-name="a638" text:class-names="" text:cond-style-name=""><text:span text:style-name="a6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60" draw:id="id78">
          <svg:title/>
          <svg:desc/>
          <draw:custom-shape svg:x="0.50671in" svg:y="7.56382in" svg:width="0.7874in" svg:height="0.7874in" draw:id="id79" draw:style-name="a546" draw:name="Rectangle 15">
            <svg:title/>
            <svg:desc/>
            <text:p text:style-name="a545" text:class-names="" text:cond-style-name=""><text:span text:style-name="a5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7.56139in" svg:width="0.7874in" svg:height="0.7874in" draw:id="id80" draw:style-name="a549" draw:name="Rectangle 23">
            <svg:title/>
            <svg:desc/>
            <text:p text:style-name="a548" text:class-names="" text:cond-style-name=""><text:span text:style-name="a5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7.56382in" svg:width="0.7874in" svg:height="0.7874in" draw:id="id81" draw:style-name="a552" draw:name="Rectangle 24">
            <svg:title/>
            <svg:desc/>
            <text:p text:style-name="a551" text:class-names="" text:cond-style-name=""><text:span text:style-name="a5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7.5614in" svg:width="0.7874in" svg:height="0.7874in" draw:id="id82" draw:style-name="a555" draw:name="Rectangle 25">
            <svg:title/>
            <svg:desc/>
            <text:p text:style-name="a554" text:class-names="" text:cond-style-name=""><text:span text:style-name="a5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7.5614in" svg:width="0.7874in" svg:height="0.7874in" draw:id="id83" draw:style-name="a558" draw:name="Rectangle 26">
            <svg:title/>
            <svg:desc/>
            <text:p text:style-name="a557" text:class-names="" text:cond-style-name=""><text:span text:style-name="a5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7.5614in" svg:width="0.7874in" svg:height="0.7874in" draw:id="id84" draw:style-name="a561" draw:name="Rectangle 27">
            <svg:title/>
            <svg:desc/>
            <text:p text:style-name="a560" text:class-names="" text:cond-style-name=""><text:span text:style-name="a5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7.5614in" svg:width="0.7874in" svg:height="0.7874in" draw:id="id85" draw:style-name="a564" draw:name="Rectangle 28">
            <svg:title/>
            <svg:desc/>
            <text:p text:style-name="a563" text:class-names="" text:cond-style-name=""><text:span text:style-name="a5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7.5614in" svg:width="0.7874in" svg:height="0.7874in" draw:id="id86" draw:style-name="a567" draw:name="Rectangle 29">
            <svg:title/>
            <svg:desc/>
            <text:p text:style-name="a566" text:class-names="" text:cond-style-name=""><text:span text:style-name="a5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9411in" svg:y="8.34879in" svg:width="0.7874in" svg:height="0.7874in" draw:id="id87" draw:style-name="a570" draw:name="Rectangle 15">
            <svg:title/>
            <svg:desc/>
            <text:p text:style-name="a569" text:class-names="" text:cond-style-name=""><text:span text:style-name="a5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8151in" svg:y="8.34637in" svg:width="0.7874in" svg:height="0.7874in" draw:id="id88" draw:style-name="a573" draw:name="Rectangle 23">
            <svg:title/>
            <svg:desc/>
            <text:p text:style-name="a572" text:class-names="" text:cond-style-name=""><text:span text:style-name="a5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6892in" svg:y="8.34879in" svg:width="0.7874in" svg:height="0.7874in" draw:id="id89" draw:style-name="a576" draw:name="Rectangle 24">
            <svg:title/>
            <svg:desc/>
            <text:p text:style-name="a575" text:class-names="" text:cond-style-name=""><text:span text:style-name="a5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5632in" svg:y="8.34637in" svg:width="0.7874in" svg:height="0.7874in" draw:id="id90" draw:style-name="a579" draw:name="Rectangle 25">
            <svg:title/>
            <svg:desc/>
            <text:p text:style-name="a578" text:class-names="" text:cond-style-name=""><text:span text:style-name="a5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4372in" svg:y="8.34637in" svg:width="0.7874in" svg:height="0.7874in" draw:id="id91" draw:style-name="a582" draw:name="Rectangle 26">
            <svg:title/>
            <svg:desc/>
            <text:p text:style-name="a581" text:class-names="" text:cond-style-name=""><text:span text:style-name="a5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3112in" svg:y="8.34637in" svg:width="0.7874in" svg:height="0.7874in" draw:id="id92" draw:style-name="a585" draw:name="Rectangle 27">
            <svg:title/>
            <svg:desc/>
            <text:p text:style-name="a584" text:class-names="" text:cond-style-name=""><text:span text:style-name="a5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1852in" svg:y="8.34637in" svg:width="0.7874in" svg:height="0.7874in" draw:id="id93" draw:style-name="a588" draw:name="Rectangle 28">
            <svg:title/>
            <svg:desc/>
            <text:p text:style-name="a587" text:class-names="" text:cond-style-name=""><text:span text:style-name="a5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0671in" svg:y="8.34637in" svg:width="0.7874in" svg:height="0.7874in" draw:id="id94" draw:style-name="a591" draw:name="Rectangle 29">
            <svg:title/>
            <svg:desc/>
            <text:p text:style-name="a590" text:class-names="" text:cond-style-name=""><text:span text:style-name="a5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789">
          <draw:frame draw:id="id159" draw:style-name="a786" draw:name="Slide Number Placeholder 6" svg:x="4.81102in" svg:y="10.45in" svg:width="3.68858in" svg:height="0.54961in">
            <draw:text-box>
              <text:p text:style-name="a785" text:class-names="" text:cond-style-name=""><text:span text:style-name="a784" text:class-names=""><text:page-number style:num-format="1" text:fixed="false"/></text:span></text:p>
            </draw:text-box>
            <svg:title/>
            <svg:desc/>
          </draw:frame>
          <draw:page-thumbnail draw:page-number="1" svg:x="2.82292in" svg:y="0.83507in" svg:width="2.85417in" svg:height="4.125in" presentation:class="page" draw:id="id160" presentation:style-name="a787" draw:name="Slide Image Placeholder 1">
            <svg:title/>
            <svg:desc/>
          </draw:page-thumbnail>
          <draw:frame draw:id="id161" presentation:style-name="a78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625in" svg:y="1.77296in" svg:width="6.375in" svg:height="3.77161in"/>
      <presentation:placeholder presentation:object="subtitle" svg:x="0.9375in" svg:y="5.69001in" svg:width="5.625in" svg:height="2.6155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2" style:display-name="Title and Content">
      <presentation:placeholder presentation:object="title" svg:x="0.51563in" svg:y="0.57678in" svg:width="6.46875in" svg:height="2.09394in"/>
      <presentation:placeholder presentation:object="object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3" style:display-name="Section Header">
      <presentation:placeholder presentation:object="title" svg:x="0.51172in" svg:y="2.70081in" svg:width="6.46875in" svg:height="4.50636in"/>
      <presentation:placeholder presentation:object="outline" svg:x="0.51172in" svg:y="7.24981in" svg:width="6.46875in" svg:height="2.36979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4" style:display-name="Two Content">
      <presentation:placeholder presentation:object="title" svg:x="0.51563in" svg:y="0.57678in" svg:width="6.46875in" svg:height="2.09394in"/>
      <presentation:placeholder presentation:object="object" svg:x="0.51563in" svg:y="2.88387in" svg:width="3.1875in" svg:height="6.87365in"/>
      <presentation:placeholder presentation:object="object" svg:x="3.79688in" svg:y="2.88387in" svg:width="3.1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5" style:display-name="Comparison">
      <presentation:placeholder presentation:object="title" svg:x="0.5166in" svg:y="0.57678in" svg:width="6.46875in" svg:height="2.09394in"/>
      <presentation:placeholder presentation:object="outline" svg:x="0.5166in" svg:y="2.65567in" svg:width="3.17285in" svg:height="1.3015in"/>
      <presentation:placeholder presentation:object="object" svg:x="0.5166in" svg:y="3.95718in" svg:width="3.17285in" svg:height="5.82041in"/>
      <presentation:placeholder presentation:object="outline" svg:x="3.79688in" svg:y="2.65567in" svg:width="3.18848in" svg:height="1.3015in"/>
      <presentation:placeholder presentation:object="object" svg:x="3.79688in" svg:y="3.95718in" svg:width="3.18848in" svg:height="5.82041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6" style:display-name="Title Only">
      <presentation:placeholder presentation:object="title" svg:x="0.51563in" svg:y="0.57678in" svg:width="6.46875in" svg:height="2.09394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7" style:display-name="Blank"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8" style:display-name="Content with Caption">
      <presentation:placeholder presentation:object="title" svg:x="0.5166in" svg:y="0.72222in" svg:width="2.41895in" svg:height="2.52778in"/>
      <presentation:placeholder presentation:object="object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9" style:display-name="Picture with Caption">
      <presentation:placeholder presentation:object="title" svg:x="0.5166in" svg:y="0.72222in" svg:width="2.41895in" svg:height="2.52778in"/>
      <presentation:placeholder presentation:object="graphic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0" style:display-name="Title and Vertical Text">
      <presentation:placeholder presentation:object="title" svg:x="0.51563in" svg:y="0.57678in" svg:width="6.46875in" svg:height="2.09394in"/>
      <presentation:placeholder presentation:object="outline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1" style:display-name="Vertical Title and Text">
      <presentation:placeholder presentation:object="title" svg:x="5.36719in" svg:y="0.57677in" svg:width="1.61719in" svg:height="9.18075in"/>
      <presentation:placeholder presentation:object="outline" svg:x="0.51563in" svg:y="0.57677in" svg:width="4.75781in" svg:height="9.1807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draw:fill="none" draw:stroke="non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">
      <style:graphic-properties draw:fill="none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draw:fill="none" draw:stroke="none"/>
    </style:style>
    <style:style style:family="paragraph" style:name="a40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514in" style:font-size-asian="0.25514in" style:font-size-complex="0.25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1697in" fo:margin-right="0in" fo:text-indent="-0.2169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draw:fill="none" draw:stroke="none"/>
    </style:style>
    <text:list-style style:name="a9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1563in" svg:y="0.57678in" svg:width="6.46875in" svg:height="2.0939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1563in" svg:y="2.88387in" svg:width="6.46875in" svg:height="6.873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1563in" svg:y="10.0409in" svg:width="1.6875in" svg:height="0.5767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2.48438in" svg:y="10.0409in" svg:width="2.53125in" svg:height="0.5767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5.29688in" svg:y="10.0409in" svg:width="1.6875in" svg:height="0.5767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2.82292in" svg:y="0.83507in" svg:width="2.85417in" svg:height="4.125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0.5625in" svg:y="1.77296in" svg:width="6.375in" svg:height="3.77161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0.9375in" svg:y="5.69001in" svg:width="5.625in" svg:height="2.61555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1563in" svg:y="10.0409in" svg:width="1.6875in" svg:height="0.5767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2.48438in" svg:y="10.0409in" svg:width="2.53125in" svg:height="0.5767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5.29688in" svg:y="10.0409in" svg:width="1.6875in" svg:height="0.5767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2.82292in" svg:y="0.83507in" svg:width="2.85417in" svg:height="4.125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1563in" svg:y="0.57678in" svg:width="6.46875in" svg:height="2.09394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8" draw:name="Content Placeholder 2" svg:x="0.51563in" svg:y="2.88387in" svg:width="6.46875in" svg:height="6.87365in" presentation:class="object" presentation:placeholder="false">
        <draw:text-box>
          <text:list text:style-name="a85">
            <text:list-item>
              <text:p text:style-name="a84" text:class-names="" text:cond-style-name=""><text:span text:style-name="a83" text:class-names="">Edit Master text styles</text:span></text:p>
            </text:list-item>
          </text:list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1563in" svg:y="10.0409in" svg:width="1.6875in" svg:height="0.5767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2.48438in" svg:y="10.0409in" svg:width="2.53125in" svg:height="0.5767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5.29688in" svg:y="10.0409in" svg:width="1.6875in" svg:height="0.5767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2.82292in" svg:y="0.83507in" svg:width="2.85417in" svg:height="4.1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5in" svg:y="5.2248in" svg:width="6.79961in" svg:height="4.94961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68858in" svg:height="0.54961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81102in" svg:y="0in" svg:width="3.68858in" svg:height="0.54961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0.45in" svg:width="3.68858in" svg:height="0.54961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81102in" svg:y="10.45in" svg:width="3.68858in" svg:height="0.54961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51172in" svg:y="2.70081in" svg:width="6.46875in" svg:height="4.50636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51172in" svg:y="7.24981in" svg:width="6.46875in" svg:height="2.3697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1563in" svg:y="10.0409in" svg:width="1.6875in" svg:height="0.5767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2.48438in" svg:y="10.0409in" svg:width="2.53125in" svg:height="0.5767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5.29688in" svg:y="10.0409in" svg:width="1.6875in" svg:height="0.5767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2.82292in" svg:y="0.83507in" svg:width="2.85417in" svg:height="4.1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5in" svg:y="5.2248in" svg:width="6.79961in" svg:height="4.94961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68858in" svg:height="0.54961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81102in" svg:y="0in" svg:width="3.68858in" svg:height="0.54961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0.45in" svg:width="3.68858in" svg:height="0.54961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81102in" svg:y="10.45in" svg:width="3.68858in" svg:height="0.54961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1563in" svg:y="0.57678in" svg:width="6.46875in" svg:height="2.09394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8" draw:name="Content Placeholder 2" svg:x="0.51563in" svg:y="2.88387in" svg:width="3.1875in" svg:height="6.87365in" presentation:class="object" presentation:placeholder="false">
        <draw:text-box>
          <text:list text:style-name="a165">
            <text:list-item>
              <text:p text:style-name="a164" text:class-names="" text:cond-style-name=""><text:span text:style-name="a163" text:class-names="">Edit Master text styles</text:span></text:p>
            </text:list-item>
          </text:list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Second level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4" draw:name="Content Placeholder 3" svg:x="3.79688in" svg:y="2.88387in" svg:width="3.1875in" svg:height="6.87365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7" draw:name="Date Placeholder 4" svg:x="0.51563in" svg:y="10.0409in" svg:width="1.6875in" svg:height="0.57677in" presentation:class="date-time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0" presentation:style-name="a200" draw:name="Footer Placeholder 5" svg:x="2.48438in" svg:y="10.0409in" svg:width="2.53125in" svg:height="0.57677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1" presentation:style-name="a203" draw:name="Slide Number Placeholder 6" svg:x="5.29688in" svg:y="10.0409in" svg:width="1.6875in" svg:height="0.57677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20">
        <draw:page-thumbnail svg:x="2.82292in" svg:y="0.83507in" svg:width="2.85417in" svg:height="4.125in" presentation:class="page" draw:id="id5" presentation:style-name="a204" draw:name="Slide Image Placeholder 1">
          <svg:title/>
          <svg:desc/>
        </draw:page-thumbnail>
        <draw:frame draw:id="id6" presentation:style-name="a207" draw:name="Notes Placeholder 2" svg:x="0.85in" svg:y="5.2248in" svg:width="6.79961in" svg:height="4.94961in" presentation:class="notes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0" draw:name="Header Placeholder 3" svg:x="0in" svg:y="0in" svg:width="3.68858in" svg:height="0.54961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8" presentation:style-name="a213" draw:name="Date Placeholder 4" svg:x="4.81102in" svg:y="0in" svg:width="3.68858in" svg:height="0.54961in" presentation:class="date-time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9" presentation:style-name="a216" draw:name="Footer Placeholder 5" svg:x="0in" svg:y="10.45in" svg:width="3.68858in" svg:height="0.54961in" presentation:class="foot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0" presentation:style-name="a219" draw:name="Slide Number Placeholder 6" svg:x="4.81102in" svg:y="10.45in" svg:width="3.68858in" svg:height="0.54961in" presentation:class="page-number" presentation:placeholder="false">
          <draw:text-box>
            <text:p text:style-name="a218" text:class-names="" text:cond-style-name=""><text:span text:style-name="a2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1">
      <draw:frame draw:id="id32" presentation:style-name="a224" draw:name="Title 1" svg:x="0.5166in" svg:y="0.57678in" svg:width="6.46875in" svg:height="2.09394in" presentation:class="title" presentation:placeholder="false">
        <draw:text-box>
          <text:p text:style-name="a223" text:class-names="" text:cond-style-name=""><text:span text:style-name="a222" text:class-names="">Click to edit Master title style</text:span></text:p>
        </draw:text-box>
        <svg:title/>
        <svg:desc/>
      </draw:frame>
      <draw:frame draw:id="id33" presentation:style-name="a228" draw:name="Text Placeholder 2" svg:x="0.5166in" svg:y="2.65567in" svg:width="3.17285in" svg:height="1.3015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</draw:text-box>
        <svg:title/>
        <svg:desc/>
      </draw:frame>
      <draw:frame draw:id="id34" presentation:style-name="a244" draw:name="Content Placeholder 3" svg:x="0.5166in" svg:y="3.95718in" svg:width="3.17285in" svg:height="5.82041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8" draw:name="Text Placeholder 4" svg:x="3.79688in" svg:y="2.65567in" svg:width="3.18848in" svg:height="1.3015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</draw:text-box>
        <svg:title/>
        <svg:desc/>
      </draw:frame>
      <draw:frame draw:id="id36" presentation:style-name="a264" draw:name="Content Placeholder 5" svg:x="3.79688in" svg:y="3.95718in" svg:width="3.18848in" svg:height="5.82041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7" draw:name="Date Placeholder 6" svg:x="0.51563in" svg:y="10.0409in" svg:width="1.6875in" svg:height="0.57677in" presentation:class="date-time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8" presentation:style-name="a270" draw:name="Footer Placeholder 7" svg:x="2.48438in" svg:y="10.0409in" svg:width="2.53125in" svg:height="0.57677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39" presentation:style-name="a273" draw:name="Slide Number Placeholder 8" svg:x="5.29688in" svg:y="10.0409in" svg:width="1.6875in" svg:height="0.57677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page-thumbnail svg:x="2.82292in" svg:y="0.83507in" svg:width="2.85417in" svg:height="4.125in" presentation:class="page" draw:id="id5" presentation:style-name="a274" draw:name="Slide Image Placeholder 1">
          <svg:title/>
          <svg:desc/>
        </draw:page-thumbnail>
        <draw:frame draw:id="id6" presentation:style-name="a277" draw:name="Notes Placeholder 2" svg:x="0.85in" svg:y="5.2248in" svg:width="6.79961in" svg:height="4.94961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7" presentation:style-name="a280" draw:name="Header Placeholder 3" svg:x="0in" svg:y="0in" svg:width="3.68858in" svg:height="0.54961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8" presentation:style-name="a283" draw:name="Date Placeholder 4" svg:x="4.81102in" svg:y="0in" svg:width="3.68858in" svg:height="0.54961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9" presentation:style-name="a286" draw:name="Footer Placeholder 5" svg:x="0in" svg:y="10.45in" svg:width="3.68858in" svg:height="0.54961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81102in" svg:y="10.45in" svg:width="3.68858in" svg:height="0.54961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1">
      <draw:frame draw:id="id40" presentation:style-name="a294" draw:name="Title 1" svg:x="0.51563in" svg:y="0.57678in" svg:width="6.46875in" svg:height="2.09394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41" presentation:style-name="a297" draw:name="Date Placeholder 2" svg:x="0.51563in" svg:y="10.0409in" svg:width="1.6875in" svg:height="0.57677in" presentation:class="date-time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2" presentation:style-name="a300" draw:name="Footer Placeholder 3" svg:x="2.48438in" svg:y="10.0409in" svg:width="2.53125in" svg:height="0.57677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3" presentation:style-name="a303" draw:name="Slide Number Placeholder 4" svg:x="5.29688in" svg:y="10.0409in" svg:width="1.6875in" svg:height="0.57677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  <presentation:notes style:page-layout-name="pageLayout2" draw:style-name="a320">
        <draw:page-thumbnail svg:x="2.82292in" svg:y="0.83507in" svg:width="2.85417in" svg:height="4.125in" presentation:class="page" draw:id="id5" presentation:style-name="a304" draw:name="Slide Image Placeholder 1">
          <svg:title/>
          <svg:desc/>
        </draw:page-thumbnail>
        <draw:frame draw:id="id6" presentation:style-name="a307" draw:name="Notes Placeholder 2" svg:x="0.85in" svg:y="5.2248in" svg:width="6.79961in" svg:height="4.94961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7" presentation:style-name="a310" draw:name="Header Placeholder 3" svg:x="0in" svg:y="0in" svg:width="3.68858in" svg:height="0.54961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3" draw:name="Date Placeholder 4" svg:x="4.81102in" svg:y="0in" svg:width="3.68858in" svg:height="0.54961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9" presentation:style-name="a316" draw:name="Footer Placeholder 5" svg:x="0in" svg:y="10.45in" svg:width="3.68858in" svg:height="0.54961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Slide Number Placeholder 6" svg:x="4.81102in" svg:y="10.45in" svg:width="3.68858in" svg:height="0.54961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1">
      <draw:frame draw:id="id44" presentation:style-name="a324" draw:name="Date Placeholder 1" svg:x="0.51563in" svg:y="10.0409in" svg:width="1.6875in" svg:height="0.57677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45" presentation:style-name="a327" draw:name="Footer Placeholder 2" svg:x="2.48438in" svg:y="10.0409in" svg:width="2.53125in" svg:height="0.57677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6" presentation:style-name="a330" draw:name="Slide Number Placeholder 3" svg:x="5.29688in" svg:y="10.0409in" svg:width="1.6875in" svg:height="0.57677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  <presentation:notes style:page-layout-name="pageLayout2" draw:style-name="a347">
        <draw:page-thumbnail svg:x="2.82292in" svg:y="0.83507in" svg:width="2.85417in" svg:height="4.125in" presentation:class="page" draw:id="id5" presentation:style-name="a331" draw:name="Slide Image Placeholder 1">
          <svg:title/>
          <svg:desc/>
        </draw:page-thumbnail>
        <draw:frame draw:id="id6" presentation:style-name="a334" draw:name="Notes Placeholder 2" svg:x="0.85in" svg:y="5.2248in" svg:width="6.79961in" svg:height="4.94961in" presentation:class="notes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7" draw:name="Header Placeholder 3" svg:x="0in" svg:y="0in" svg:width="3.68858in" svg:height="0.54961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Date Placeholder 4" svg:x="4.81102in" svg:y="0in" svg:width="3.68858in" svg:height="0.54961in" presentation:class="date-time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Footer Placeholder 5" svg:x="0in" svg:y="10.45in" svg:width="3.68858in" svg:height="0.5496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Slide Number Placeholder 6" svg:x="4.81102in" svg:y="10.45in" svg:width="3.68858in" svg:height="0.5496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8">
      <draw:frame draw:id="id47" presentation:style-name="a351" draw:name="Title 1" svg:x="0.5166in" svg:y="0.72222in" svg:width="2.41895in" svg:height="2.52778in" presentation:class="title" presentation:placeholder="false">
        <draw:text-box>
          <text:p text:style-name="a350" text:class-names="" text:cond-style-name=""><text:span text:style-name="a349" text:class-names="">Click to edit Master title style</text:span></text:p>
        </draw:text-box>
        <svg:title/>
        <svg:desc/>
      </draw:frame>
      <draw:frame draw:id="id48" presentation:style-name="a367" draw:name="Content Placeholder 2" svg:x="3.18848in" svg:y="1.5598in" svg:width="3.79688in" svg:height="7.69869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1" draw:name="Text Placeholder 3" svg:x="0.5166in" svg:y="3.25in" svg:width="2.41895in" svg:height="6.0210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Edit Master text styles</text:span></text:p>
            </text:list-item>
          </text:list>
        </draw:text-box>
        <svg:title/>
        <svg:desc/>
      </draw:frame>
      <draw:frame draw:id="id50" presentation:style-name="a374" draw:name="Date Placeholder 4" svg:x="0.51563in" svg:y="10.0409in" svg:width="1.6875in" svg:height="0.57677in" presentation:class="date-time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51" presentation:style-name="a377" draw:name="Footer Placeholder 5" svg:x="2.48438in" svg:y="10.0409in" svg:width="2.53125in" svg:height="0.57677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2" presentation:style-name="a380" draw:name="Slide Number Placeholder 6" svg:x="5.29688in" svg:y="10.0409in" svg:width="1.6875in" svg:height="0.57677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  <presentation:notes style:page-layout-name="pageLayout2" draw:style-name="a397">
        <draw:page-thumbnail svg:x="2.82292in" svg:y="0.83507in" svg:width="2.85417in" svg:height="4.125in" presentation:class="page" draw:id="id5" presentation:style-name="a381" draw:name="Slide Image Placeholder 1">
          <svg:title/>
          <svg:desc/>
        </draw:page-thumbnail>
        <draw:frame draw:id="id6" presentation:style-name="a384" draw:name="Notes Placeholder 2" svg:x="0.85in" svg:y="5.2248in" svg:width="6.79961in" svg:height="4.94961in" presentation:class="notes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7" presentation:style-name="a387" draw:name="Header Placeholder 3" svg:x="0in" svg:y="0in" svg:width="3.68858in" svg:height="0.54961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8" presentation:style-name="a390" draw:name="Date Placeholder 4" svg:x="4.81102in" svg:y="0in" svg:width="3.68858in" svg:height="0.54961in" presentation:class="date-time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3" draw:name="Footer Placeholder 5" svg:x="0in" svg:y="10.45in" svg:width="3.68858in" svg:height="0.54961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81102in" svg:y="10.45in" svg:width="3.68858in" svg:height="0.54961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8">
      <draw:frame draw:id="id53" presentation:style-name="a401" draw:name="Title 1" svg:x="0.5166in" svg:y="0.72222in" svg:width="2.41895in" svg:height="2.52778in" presentation:class="title" presentation:placeholder="false">
        <draw:text-box>
          <text:p text:style-name="a400" text:class-names="" text:cond-style-name=""><text:span text:style-name="a399" text:class-names="">Click to edit Master title style</text:span></text:p>
        </draw:text-box>
        <svg:title/>
        <svg:desc/>
      </draw:frame>
      <draw:frame draw:id="id54" presentation:style-name="a404" draw:name="Picture Placeholder 2" svg:x="3.18848in" svg:y="1.5598in" svg:width="3.79688in" svg:height="7.69869in" presentation:class="graphic" presentation:placeholder="false">
        <draw:text-box>
          <text:p text:style-name="a403" text:class-names="" text:cond-style-name=""><text:span text:style-name="a402" text:class-names="">Click icon to add picture</text:span></text:p>
        </draw:text-box>
        <svg:title/>
        <svg:desc/>
      </draw:frame>
      <draw:frame draw:id="id55" presentation:style-name="a408" draw:name="Text Placeholder 3" svg:x="0.5166in" svg:y="3.25in" svg:width="2.41895in" svg:height="6.02103in" presentation:class="outline" presentation:placeholder="false">
        <draw:text-box>
          <text:list text:style-name="a407">
            <text:list-item>
              <text:p text:style-name="a406" text:class-names="" text:cond-style-name=""><text:span text:style-name="a405" text:class-names="">Edit Master text styles</text:span></text:p>
            </text:list-item>
          </text:list>
        </draw:text-box>
        <svg:title/>
        <svg:desc/>
      </draw:frame>
      <draw:frame draw:id="id56" presentation:style-name="a411" draw:name="Date Placeholder 4" svg:x="0.51563in" svg:y="10.0409in" svg:width="1.6875in" svg:height="0.57677in" presentation:class="date-time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57" presentation:style-name="a414" draw:name="Footer Placeholder 5" svg:x="2.48438in" svg:y="10.0409in" svg:width="2.53125in" svg:height="0.57677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8" presentation:style-name="a417" draw:name="Slide Number Placeholder 6" svg:x="5.29688in" svg:y="10.0409in" svg:width="1.6875in" svg:height="0.57677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page-thumbnail svg:x="2.82292in" svg:y="0.83507in" svg:width="2.85417in" svg:height="4.125in" presentation:class="page" draw:id="id5" presentation:style-name="a418" draw:name="Slide Image Placeholder 1">
          <svg:title/>
          <svg:desc/>
        </draw:page-thumbnail>
        <draw:frame draw:id="id6" presentation:style-name="a421" draw:name="Notes Placeholder 2" svg:x="0.85in" svg:y="5.2248in" svg:width="6.79961in" svg:height="4.94961in" presentation:class="notes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7" presentation:style-name="a424" draw:name="Header Placeholder 3" svg:x="0in" svg:y="0in" svg:width="3.68858in" svg:height="0.54961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8" presentation:style-name="a427" draw:name="Date Placeholder 4" svg:x="4.81102in" svg:y="0in" svg:width="3.68858in" svg:height="0.54961in" presentation:class="date-time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9" presentation:style-name="a430" draw:name="Footer Placeholder 5" svg:x="0in" svg:y="10.45in" svg:width="3.68858in" svg:height="0.54961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Slide Number Placeholder 6" svg:x="4.81102in" svg:y="10.45in" svg:width="3.68858in" svg:height="0.54961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5">
      <draw:frame draw:id="id59" presentation:style-name="a438" draw:name="Title 1" svg:x="0.51563in" svg:y="0.57678in" svg:width="6.46875in" svg:height="2.09394in" presentation:class="title" presentation:placeholder="false">
        <draw:text-box>
          <text:p text:style-name="a437" text:class-names="" text:cond-style-name=""><text:span text:style-name="a436" text:class-names="">Click to edit Master title style</text:span></text:p>
        </draw:text-box>
        <svg:title/>
        <svg:desc/>
      </draw:frame>
      <draw:frame draw:id="id60" presentation:style-name="a454" draw:name="Vertical Text Placeholder 2" svg:x="0.51563in" svg:y="2.88387in" svg:width="6.46875in" svg:height="6.87365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 Master text styles</text:span></text:p>
            </text:list-item>
          </text:list>
          <text:list text:style-name="a444">
            <text:list-item>
              <text:list text:style-name="a444">
                <text:list-item>
                  <text:p text:style-name="a443" text:class-names="" text:cond-style-name=""><text:span text:style-name="a442" text:class-names="">Second level</text:span></text:p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p text:style-name="a446" text:class-names="" text:cond-style-name=""><text:span text:style-name="a445" text:class-names="">Third level</text:span></text:p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p text:style-name="a449" text:class-names="" text:cond-style-name=""><text:span text:style-name="a4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list text:style-name="a453">
                            <text:list-item>
                              <text:p text:style-name="a452" text:class-names="" text:cond-style-name=""><text:span text:style-name="a4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7" draw:name="Date Placeholder 3" svg:x="0.51563in" svg:y="10.0409in" svg:width="1.6875in" svg:height="0.57677in" presentation:class="date-time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62" presentation:style-name="a460" draw:name="Footer Placeholder 4" svg:x="2.48438in" svg:y="10.0409in" svg:width="2.53125in" svg:height="0.57677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63" presentation:style-name="a463" draw:name="Slide Number Placeholder 5" svg:x="5.29688in" svg:y="10.0409in" svg:width="1.6875in" svg:height="0.57677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/></text:span></text:p>
        </draw:text-box>
        <svg:title/>
        <svg:desc/>
      </draw:frame>
      <presentation:notes style:page-layout-name="pageLayout2" draw:style-name="a480">
        <draw:page-thumbnail svg:x="2.82292in" svg:y="0.83507in" svg:width="2.85417in" svg:height="4.125in" presentation:class="page" draw:id="id5" presentation:style-name="a464" draw:name="Slide Image Placeholder 1">
          <svg:title/>
          <svg:desc/>
        </draw:page-thumbnail>
        <draw:frame draw:id="id6" presentation:style-name="a467" draw:name="Notes Placeholder 2" svg:x="0.85in" svg:y="5.2248in" svg:width="6.79961in" svg:height="4.94961in" presentation:class="notes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7" presentation:style-name="a470" draw:name="Header Placeholder 3" svg:x="0in" svg:y="0in" svg:width="3.68858in" svg:height="0.54961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3" draw:name="Date Placeholder 4" svg:x="4.81102in" svg:y="0in" svg:width="3.68858in" svg:height="0.54961in" presentation:class="date-time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Footer Placeholder 5" svg:x="0in" svg:y="10.45in" svg:width="3.68858in" svg:height="0.54961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Slide Number Placeholder 6" svg:x="4.81102in" svg:y="10.45in" svg:width="3.68858in" svg:height="0.54961in" presentation:class="page-number" presentation:placeholder="false">
          <draw:text-box>
            <text:p text:style-name="a478" text:class-names="" text:cond-style-name=""><text:span text:style-name="a4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81">
      <draw:frame draw:id="id64" presentation:style-name="a484" draw:name="Vertical Title 1" svg:x="5.36719in" svg:y="0.57677in" svg:width="1.61719in" svg:height="9.18075in" presentation:class="title" presentation:placeholder="false">
        <draw:text-box>
          <text:p text:style-name="a483" text:class-names="" text:cond-style-name=""><text:span text:style-name="a482" text:class-names="">Click to edit Master title style</text:span></text:p>
        </draw:text-box>
        <svg:title/>
        <svg:desc/>
      </draw:frame>
      <draw:frame draw:id="id65" presentation:style-name="a500" draw:name="Vertical Text Placeholder 2" svg:x="0.51563in" svg:y="0.57677in" svg:width="4.75781in" svg:height="9.18075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Edit Master text styles</text:span></text:p>
            </text:list-item>
          </text:list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Second level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hird level</text:span></text:p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p text:style-name="a495" text:class-names="" text:cond-style-name=""><text:span text:style-name="a4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Date Placeholder 3" svg:x="0.51563in" svg:y="10.0409in" svg:width="1.6875in" svg:height="0.57677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Footer Placeholder 4" svg:x="2.48438in" svg:y="10.0409in" svg:width="2.53125in" svg:height="0.57677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Slide Number Placeholder 5" svg:x="5.29688in" svg:y="10.0409in" svg:width="1.6875in" svg:height="0.57677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2.82292in" svg:y="0.83507in" svg:width="2.85417in" svg:height="4.125in" presentation:class="page" draw:id="id5" presentation:style-name="a510" draw:name="Slide Image Placeholder 1">
          <svg:title/>
          <svg:desc/>
        </draw:page-thumbnail>
        <draw:frame draw:id="id6" presentation:style-name="a513" draw:name="Notes Placeholder 2" svg:x="0.85in" svg:y="5.2248in" svg:width="6.79961in" svg:height="4.94961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Header Placeholder 3" svg:x="0in" svg:y="0in" svg:width="3.68858in" svg:height="0.54961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Date Placeholder 4" svg:x="4.81102in" svg:y="0in" svg:width="3.68858in" svg:height="0.54961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Footer Placeholder 5" svg:x="0in" svg:y="10.45in" svg:width="3.68858in" svg:height="0.54961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81102in" svg:y="10.45in" svg:width="3.68858in" svg:height="0.54961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Header Placeholder 1" svg:x="0in" svg:y="0in" svg:width="3.68858in" svg:height="0.54961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Date Placeholder 2" svg:x="4.81102in" svg:y="0in" svg:width="3.68858in" svg:height="0.54961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Footer Placeholder 3" svg:x="0in" svg:y="10.45in" svg:width="3.68858in" svg:height="0.5496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Slide Number Placeholder 4" svg:x="4.81102in" svg:y="10.45in" svg:width="3.68858in" svg:height="0.54961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1.5in" svg:y="1.10069in" svg:width="1.67361in" svg:height="2.4184in"/>
      <draw:page-thumbnail draw:page-number="2" svg:x="1.5in" svg:y="4.28993in" svg:width="1.67361in" svg:height="2.4184in"/>
      <draw:page-thumbnail draw:page-number="3" svg:x="1.5in" svg:y="7.47917in" svg:width="1.67361in" svg:height="2.4184in"/>
      <draw:page-thumbnail draw:page-number="4" svg:x="5.32465in" svg:y="1.10069in" svg:width="1.67361in" svg:height="2.4184in"/>
      <draw:page-thumbnail draw:page-number="5" svg:x="5.32465in" svg:y="4.28993in" svg:width="1.67361in" svg:height="2.4184in"/>
      <draw:page-thumbnail draw:page-number="6" svg:x="5.32465in" svg:y="7.47917in" svg:width="1.67361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se Luis</meta:initial-creator>
    <dc:creator>Jose Luis Blanco</dc:creator>
    <meta:creation-date>2012-02-10T02:29:25Z</meta:creation-date>
    <dc:date>2018-10-16T20:56:27Z</dc:date>
    <meta:template xlink:href="Office%20Theme" xlink:type="simple"/>
    <meta:editing-cycles>2</meta:editing-cycles>
    <meta:editing-duration>PT1083S</meta:editing-duration>
    <meta:document-statistic meta:paragraph-count="2" meta:word-count="7"/>
  </office:meta>
</office:document-meta>
</file>